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4" style:family="paragraph" style:parent-style-name="Text_20_body" style:list-style-name="L1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5" style:family="paragraph" style:parent-style-name="Text_20_body" style:list-style-name="L2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6" style:family="paragraph" style:parent-style-name="Text_20_body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Text_20_body">
      <style:paragraph-properties fo:margin-left="0.635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left="1.2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 style:list-style-name="L3">
      <style:paragraph-properties fo:margin-left="1.2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 style:list-style-name="L4">
      <style:paragraph-properties fo:margin-left="1.2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 style:list-style-name="L5">
      <style:paragraph-properties fo:margin-left="1.2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Text_20_body" style:list-style-name="L7">
      <style:paragraph-properties fo:margin-left="1.2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4" style:family="paragraph" style:parent-style-name="Text_20_body" style:list-style-name="L3">
      <style:paragraph-properties fo:margin-left="1.27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15" style:family="paragraph" style:parent-style-name="Text_20_body" style:list-style-name="L4">
      <style:paragraph-properties fo:margin-left="1.27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16" style:family="paragraph" style:parent-style-name="Text_20_body" style:list-style-name="L5">
      <style:paragraph-properties fo:margin-left="1.27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17" style:family="paragraph" style:parent-style-name="Text_20_body" style:list-style-name="L7">
      <style:paragraph-properties fo:margin-left="1.27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18" style:family="paragraph" style:parent-style-name="Text_20_body" style:list-style-name="L4">
      <style:paragraph-properties fo:margin-left="1.27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19" style:family="paragraph" style:parent-style-name="Text_20_body" style:list-style-name="L5">
      <style:paragraph-properties fo:margin-left="1.27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20" style:family="paragraph" style:parent-style-name="Text_20_body">
      <style:paragraph-properties fo:margin-left="1.90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2">
      <style:paragraph-properties fo:margin-left="1.90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4">
      <style:paragraph-properties fo:margin-left="1.90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3" style:family="paragraph" style:parent-style-name="Text_20_body" style:list-style-name="L5">
      <style:paragraph-properties fo:margin-left="1.90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4" style:family="paragraph" style:parent-style-name="Text_20_body" style:list-style-name="L7">
      <style:paragraph-properties fo:margin-left="1.90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5" style:family="paragraph" style:parent-style-name="Text_20_body">
      <style:paragraph-properties fo:margin-left="1.905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26" style:family="paragraph" style:parent-style-name="Text_20_body" style:list-style-name="L3">
      <style:paragraph-properties fo:margin-left="1.905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27" style:family="paragraph" style:parent-style-name="Text_20_body" style:list-style-name="L4">
      <style:paragraph-properties fo:margin-left="1.905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28" style:family="paragraph" style:parent-style-name="Text_20_body" style:list-style-name="L5">
      <style:paragraph-properties fo:margin-left="1.905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29" style:family="paragraph" style:parent-style-name="Text_20_body" style:list-style-name="L7">
      <style:paragraph-properties fo:margin-left="1.905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30" style:family="paragraph" style:parent-style-name="Text_20_body" style:list-style-name="L4">
      <style:paragraph-properties fo:margin-left="1.905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31" style:family="paragraph" style:parent-style-name="Text_20_body" style:list-style-name="L5">
      <style:paragraph-properties fo:margin-left="1.905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32" style:family="paragraph" style:parent-style-name="Text_20_body" style:list-style-name="L7">
      <style:paragraph-properties fo:margin-left="1.905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33" style:family="paragraph" style:parent-style-name="Text_20_body" style:list-style-name="L4">
      <style:paragraph-properties fo:margin-left="2.54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4" style:family="paragraph" style:parent-style-name="Text_20_body" style:list-style-name="L6">
      <style:paragraph-properties fo:margin-left="2.54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5" style:family="paragraph" style:parent-style-name="Text_20_body" style:list-style-name="L7">
      <style:paragraph-properties fo:margin-left="2.54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4">
      <style:paragraph-properties fo:margin-left="2.54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37" style:family="paragraph" style:parent-style-name="Text_20_body" style:list-style-name="L7">
      <style:paragraph-properties fo:margin-left="2.54cm" fo:margin-right="0cm" fo:margin-top="0cm" fo:margin-bottom="0cm" loext:contextual-spacing="false" fo:text-indent="0cm" style:auto-text-indent="false" fo:padding="0cm" fo:border="none"/>
      <style:text-properties style:language-asian="ko" style:country-asian="KR" loext:padding="0cm" loext:border="none"/>
    </style:style>
    <style:style style:name="P38" style:family="paragraph" style:parent-style-name="Text_20_body" style:list-style-name="L5">
      <style:paragraph-properties fo:margin-left="2.54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39" style:family="paragraph" style:parent-style-name="Text_20_body" style:list-style-name="L7">
      <style:paragraph-properties fo:margin-left="2.54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40" style:family="paragraph" style:parent-style-name="Text_20_body" style:list-style-name="L4">
      <style:paragraph-properties fo:margin-left="3.175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41" style:family="paragraph" style:parent-style-name="Text_20_body" style:list-style-name="L7">
      <style:paragraph-properties fo:margin-left="3.175cm" fo:margin-right="0cm" fo:margin-top="0cm" fo:margin-bottom="0cm" loext:contextual-spacing="false" fo:text-indent="0cm" style:auto-text-indent="false" fo:padding="0cm" fo:border="none"/>
      <style:text-properties fo:language="ko" fo:country="KR" loext:padding="0cm" loext:border="none"/>
    </style:style>
    <style:style style:name="P42" style:family="paragraph" style:parent-style-name="Text_20_body" style:list-style-name="L4">
      <style:paragraph-properties fo:margin-left="3.17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3" style:family="paragraph" style:parent-style-name="Text_20_body" style:list-style-name="L7">
      <style:paragraph-properties fo:margin-left="3.17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style:language-asian="en" style:country-asian="US"/>
    </style:style>
    <style:style style:name="T2" style:family="text">
      <style:text-properties fo:language="ko" fo:country="KR"/>
    </style:style>
    <style:style style:name="T3" style:family="text">
      <style:text-properties fo:language="en" fo:country="US"/>
    </style:style>
    <style:style style:name="T4" style:family="text">
      <style:text-properties style:language-asian="ko" style:country-asian="KR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-0.499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-0.499cm" text:min-label-width="0.499cm"/>
      </text:list-level-style-number>
      <text:list-level-style-number text:level="4" text:style-name="Numbering_20_Symbols" style:num-suffix="." style:num-format="1">
        <style:list-level-properties text:space-before="-0.49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-0.499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3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-0.499cm" text:min-label-width="0.499cm"/>
      </text:list-level-style-number>
      <text:list-level-style-number text:level="4" text:style-name="Numbering_20_Symbols" style:num-suffix="." style:num-format="1">
        <style:list-level-properties text:space-before="-0.49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앤서블</text:span> </text:p>
      <text:p text:style-name="P2"><text:s/></text:p>
      <text:list xml:id="list962701432" text:style-name="L1">
        <text:list-item>
          <text:p text:style-name="P4"><text:span text:style-name="T1">여러대에 장비 인프라 구축시 자동으로 만들어 주는 도구</text:span> </text:p>
        </text:list-item>
      </text:list>
      <text:p text:style-name="P2"><text:s/></text:p>
      <text:list xml:id="list93186876" text:style-name="L2">
        <text:list-item>
          <text:p text:style-name="P5"><text:span text:style-name="T1">특징</text:span> </text:p>
          <text:list>
            <text:list-item>
              <text:p text:style-name="P9"><text:span text:style-name="T3">Agent</text:span><text:span text:style-name="T1">가 따로 필요하지 않음</text:span><text:span text:style-name="T4"> </text:span></text:p>
              <text:list>
                <text:list-item>
                  <text:p text:style-name="P21"><text:span text:style-name="T3">ssh</text:span><text:span text:style-name="T1">로 접근해 처리하므로 추가 적인 </text:span><text:span text:style-name="T3">Agent</text:span><text:span text:style-name="T1">가 팔요 없음</text:span><text:span text:style-name="T4"> </text:span></text:p>
                </text:list-item>
                <text:list-item>
                  <text:p text:style-name="P21"><text:span text:style-name="T3">Ssh key </text:span><text:span text:style-name="T1">가 처음에 설치될 필요가 있음</text:span><text:span text:style-name="T4"> </text:span></text:p>
                </text:list-item>
              </text:list>
            </text:list-item>
          </text:list>
        </text:list-item>
      </text:list>
      <text:p text:style-name="P3"><text:span text:style-name="T1">인벤토리</text:span> </text:p>
      <text:list xml:id="list1259985666" text:style-name="L3">
        <text:list-item>
          <text:p text:style-name="P14"><text:span text:style-name="T1">관리 대상 서버를 등록하는 곳</text:span> </text:p>
          <text:list>
            <text:list-item>
              <text:p text:style-name="P26"><text:span text:style-name="T3">/etc/ansible/hosts</text:span> </text:p>
            </text:list-item>
          </text:list>
        </text:list-item>
        <text:list-item>
          <text:p text:style-name="P10"><text:s text:c="2"/></text:p>
        </text:list-item>
      </text:list>
      <text:p text:style-name="P6"><text:s/></text:p>
      <text:p text:style-name="P7"><text:span text:style-name="T3">history</text:span> </text:p>
      <text:list xml:id="list1521527006" text:style-name="L4">
        <text:list-item>
          <text:p text:style-name="P11"><text:span text:style-name="T3">Epel-releases </text:span><text:span text:style-name="T1">설치</text:span><text:span text:style-name="T4"> </text:span></text:p>
        </text:list-item>
        <text:list-item>
          <text:p text:style-name="P11"><text:span text:style-name="T3">Ansible </text:span><text:span text:style-name="T1">설치</text:span><text:span text:style-name="T4"> </text:span></text:p>
        </text:list-item>
        <text:list-item>
          <text:p text:style-name="P11"><text:span text:style-name="T3">Bare metal </text:span><text:span text:style-name="T1">장비에 </text:span><text:span text:style-name="T3">host</text:span><text:span text:style-name="T1">등록하기 </text:span><text:span text:style-name="T4"><text:s/></text:span></text:p>
          <text:list>
            <text:list-item>
              <text:p text:style-name="P22"><text:span text:style-name="T3">Ansible </text:span><text:span text:style-name="T1">설치한 장비</text:span><text:span text:style-name="T4"> </text:span></text:p>
            </text:list-item>
          </text:list>
        </text:list-item>
        <text:list-item>
          <text:p text:style-name="P15"><text:span text:style-name="T1">설정 파일 확인 </text:span><text:s/></text:p>
          <text:list>
            <text:list-item>
              <text:p text:style-name="P27"><text:span text:style-name="T3">Rpm –ql ansible | grep –w etc</text:span> </text:p>
            </text:list-item>
          </text:list>
        </text:list-item>
        <text:list-item>
          <text:p text:style-name="P15"><text:span text:style-name="T1">인벤토리에 장비 등록</text:span> </text:p>
          <text:list>
            <text:list-item>
              <text:p text:style-name="P27"><text:span text:style-name="T3">Vi /etc/ansible/hosts</text:span> </text:p>
              <text:list>
                <text:list-item>
                  <text:p text:style-name="P33"><text:span text:style-name="T3">Ip(host name) - </text:span><text:span text:style-name="T1">정적 </text:span><text:span text:style-name="T3">ip</text:span><text:span text:style-name="T1">경우</text:span><text:span text:style-name="T4"> </text:span></text:p>
                </text:list-item>
                <text:list-item>
                  <text:p text:style-name="P33"><text:span text:style-name="T3">Ex) </text:span><text:span text:style-name="T1">맨 하단에 </text:span><text:span text:style-name="T4"><text:s/></text:span></text:p>
                  <text:p text:style-name="P40"><text:span text:style-name="T3">Server1.example.com</text:span> </text:p>
                </text:list-item>
              </text:list>
            </text:list-item>
          </text:list>
        </text:list-item>
        <text:list-item>
          <text:p text:style-name="P18"><text:span text:style-name="T3">Ansible test</text:span> </text:p>
        </text:list-item>
        <text:list-item>
          <text:p text:style-name="P11"><text:span text:style-name="T3">Ansible </text:span><text:span text:style-name="T1">관리 계정 만들기</text:span><text:span text:style-name="T4"> </text:span></text:p>
          <text:list>
            <text:list-item>
              <text:p text:style-name="P27"><text:span text:style-name="T3">Visudo</text:span> </text:p>
              <text:list>
                <text:list-item>
                  <text:p text:style-name="P33"><text:span text:style-name="T3">Admin </text:span><text:span text:style-name="T1">계정에 모든 권한 주기</text:span><text:span text:style-name="T4"> </text:span></text:p>
                </text:list-item>
              </text:list>
            </text:list-item>
          </text:list>
        </text:list-item>
        <text:list-item>
          <text:p text:style-name="P11"><text:span text:style-name="T3">Admin </text:span><text:span text:style-name="T1">계정으로 </text:span><text:span text:style-name="T3">ssh</text:span><text:span text:style-name="T1">로 접속</text:span><text:span text:style-name="T4"> </text:span></text:p>
        </text:list-item>
        <text:list-item>
          <text:p text:style-name="P11"><text:span text:style-name="T3">Test </text:span><text:span text:style-name="T1">디렉토리 만들기</text:span><text:span text:style-name="T4"> </text:span></text:p>
        </text:list-item>
        <text:list-item>
          <text:p text:style-name="P18"><text:span text:style-name="T3">Cd test </text:span><text:s/></text:p>
        </text:list-item>
        <text:list-item>
          <text:p text:style-name="P18"><text:span text:style-name="T3">ansible server1.example.com –m ping –u root </text:span><text:s/></text:p>
          <text:list>
            <text:list-item>
              <text:p text:style-name="P22"><text:span text:style-name="T3">S1 </text:span><text:span text:style-name="T1">에 </text:span><text:span text:style-name="T3">root </text:span><text:span text:style-name="T1">계정으로 접속</text:span><text:span text:style-name="T4"> </text:span></text:p>
              <text:list>
                <text:list-item>
                  <text:p text:style-name="P33"><text:span text:style-name="T3">-u root </text:span><text:span text:style-name="T1">생략시 자기 계정과 똑같은 이름에 계정으로 </text:span><text:span text:style-name="T3">s1</text:span><text:span text:style-name="T1">에 접속</text:span><text:span text:style-name="T4"> </text:span></text:p>
                </text:list-item>
                <text:list-item>
                  <text:p text:style-name="P36"><text:span text:style-name="T1">에러 발생</text:span> </text:p>
                  <text:list>
                    <text:list-item>
                      <text:p text:style-name="P42"><text:span text:style-name="T3">root</text:span><text:span text:style-name="T1">계정 권한을 가지고 있지 않기 때문에</text:span><text:span text:style-name="T4"> 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1">뒤에 </text:span><text:span text:style-name="T3">--ask-pass</text:span><text:span text:style-name="T2"> </text:span></text:p>
            </text:list-item>
            <text:list-item>
              <text:p text:style-name="P22"><text:span text:style-name="T1">성공시 </text:span><text:span text:style-name="T3">ansible</text:span><text:span text:style-name="T1">로 사용 가능한 장비를 뜻함</text:span><text:span text:style-name="T4"> </text:span></text:p>
            </text:list-item>
          </text:list>
        </text:list-item>
        <text:list-item>
          <text:p text:style-name="P18"><text:span text:style-name="T3">Ansible all –m ping</text:span> </text:p>
          <text:list>
            <text:list-item>
              <text:p text:style-name="P30"><text:span text:style-name="T1">인벤토리에 등록된 모든 장비를 검사함</text:span> </text:p>
            </text:list-item>
            <text:list-item>
              <text:p text:style-name="P22"><text:span text:style-name="T1">에러</text:span><text:span text:style-name="T3">1</text:span><text:span text:style-name="T2"> </text:span></text:p>
              <text:list>
                <text:list-item>
                  <text:p text:style-name="P33"><text:span text:style-name="T3">fingerprint</text:span><text:span text:style-name="T1">가 안되있을시 접속이 안될 수 있음</text:span><text:span text:style-name="T4"> </text:span></text:p>
                </text:list-item>
              </text:list>
            </text:list-item>
          </text:list>
        </text:list-item>
        <text:list-item>
          <text:p text:style-name="P15"><text:span text:style-name="T1">공개키 등록시 편리하게 관리 가능</text:span> </text:p>
        </text:list-item>
        <text:list-item>
          <text:p text:style-name="P11"><text:span text:style-name="T1">클라에 </text:span><text:span text:style-name="T3">Devops</text:span><text:span text:style-name="T1">로 계정 만들기</text:span><text:span text:style-name="T4"> </text:span></text:p>
        </text:list-item>
        <text:list-item>
          <text:p text:style-name="P11"><text:soft-page-break/><text:span text:style-name="T3">Test </text:span><text:span text:style-name="T1">디렉토리로 가 </text:span><text:span text:style-name="T3">ansible.cfg </text:span><text:span text:style-name="T1">생성</text:span><text:span text:style-name="T4"> </text:span></text:p>
          <text:list>
            <text:list-item>
              <text:p text:style-name="P22"><text:span text:style-name="T1">계정을 명령어에 적지 않고 접속하려면 </text:span><text:span text:style-name="T3">cfg </text:span><text:span text:style-name="T1">파일에 </text:span><text:span text:style-name="T3">[default] remote_user = devops</text:span><text:span text:style-name="T1">를 넣어주면 된다</text:span><text:span text:style-name="T3">.</text:span><text:span text:style-name="T2"> </text:span></text:p>
            </text:list-item>
          </text:list>
        </text:list-item>
        <text:list-item>
          <text:p text:style-name="P11"><text:span text:style-name="T3">-m command –a 'cat /etc/hostname'</text:span><text:span text:style-name="T1">을 입력시 각 장비에 </text:span><text:span text:style-name="T3">hostname</text:span><text:span text:style-name="T1">을 보여준다</text:span><text:span text:style-name="T4"> </text:span></text:p>
          <text:list>
            <text:list-item>
              <text:p text:style-name="P22"><text:span text:style-name="T3">command</text:span><text:span text:style-name="T1">를 사용하는것을 추천하진 않음</text:span><text:span text:style-name="T4"> </text:span></text:p>
              <text:list>
                <text:list-item>
                  <text:p text:style-name="P33"><text:span text:style-name="T1">변한게 없지만 </text:span><text:span text:style-name="T3">command</text:span><text:span text:style-name="T1">사용시에도 변화되었다고 뜨기 때문에</text:span><text:span text:style-name="T4"> </text:span></text:p>
                </text:list-item>
              </text:list>
            </text:list-item>
          </text:list>
        </text:list-item>
        <text:list-item>
          <text:p text:style-name="P11"><text:span text:style-name="T3">devops</text:span><text:span text:style-name="T1">로 관리하기 위해 </text:span><text:span text:style-name="T3">sudo</text:span><text:span text:style-name="T1">권한을 </text:span><text:span text:style-name="T3">ALL</text:span><text:span text:style-name="T1">로 준다</text:span><text:span text:style-name="T3">.</text:span><text:span text:style-name="T2"> </text:span></text:p>
        </text:list-item>
        <text:list-item>
          <text:p text:style-name="P11"><text:span text:style-name="T3">--become </text:span><text:span text:style-name="T1">을 넣어야 </text:span><text:span text:style-name="T3">sudo </text:span><text:span text:style-name="T1">명령어 없이 </text:span><text:span text:style-name="T3">sudo </text:span><text:span text:style-name="T1">권한을 가지고 명령어를 사용할 수 있다</text:span><text:span text:style-name="T3">.</text:span><text:span text:style-name="T2"> </text:span></text:p>
        </text:list-item>
        <text:list-item>
          <text:p text:style-name="P11"><text:span text:style-name="T3">Ansible.cfg </text:span><text:span text:style-name="T1">파일에 </text:span><text:span text:style-name="T3">[privilege_escalation] become = true, become_user = root, become_method = sudo </text:span><text:span text:style-name="T1">넣어주면 </text:span><text:span text:style-name="T3">--become</text:span><text:span text:style-name="T1">없이 가능</text:span><text:span text:style-name="T4"> </text:span></text:p>
        </text:list-item>
        <text:list-item>
          <text:p text:style-name="P11"><text:span text:style-name="T3">[default] </text:span><text:span text:style-name="T1">에 </text:span><text:span text:style-name="T3">inventory = ./inventory</text:span><text:span text:style-name="T1">를 넣어주면 경로를 바꿀 수 있음 </text:span><text:span text:style-name="T4"><text:s/></text:span></text:p>
        </text:list-item>
        <text:list-item>
          <text:p text:style-name="P11"><text:span text:style-name="T1">인벤토리에 등록한 </text:span><text:span text:style-name="T3">ip os </text:span><text:span text:style-name="T1">가 다르면 </text:span><text:span text:style-name="T3">os</text:span><text:span text:style-name="T1">끼리 그룹으로 묶어 관리하면 편함</text:span><text:span text:style-name="T4"> </text:span></text:p>
          <text:list>
            <text:list-item>
              <text:p text:style-name="P27"><text:span text:style-name="T3">[group name]</text:span> </text:p>
            </text:list-item>
          </text:list>
          <text:p text:style-name="P27"><text:span text:style-name="T3">ip1</text:span> </text:p>
          <text:p text:style-name="P27"><text:span text:style-name="T3">Ip2</text:span> </text:p>
          <text:p text:style-name="P27"><text:span text:style-name="T3">[group name2]</text:span> </text:p>
          <text:p text:style-name="P27"><text:span text:style-name="T3">Ip3</text:span> </text:p>
        </text:list-item>
        <text:list-item>
          <text:p text:style-name="P11"><text:span text:style-name="T3">Ansible </text:span><text:span text:style-name="T1">그룹명 </text:span><text:span text:style-name="T3">-m ping </text:span><text:span text:style-name="T1">도 가능</text:span><text:span text:style-name="T4"> </text:span></text:p>
        </text:list-item>
        <text:list-item>
          <text:p text:style-name="P15"><text:span text:style-name="T1">중첩 그룹 작성 가능</text:span> </text:p>
          <text:list>
            <text:list-item>
              <text:p text:style-name="P27"><text:span text:style-name="T3">[aaa:children]</text:span> </text:p>
            </text:list-item>
          </text:list>
          <text:p text:style-name="P27"><text:span text:style-name="T3">Group name</text:span> </text:p>
          <text:p text:style-name="P27"><text:span text:style-name="T3">Group name</text:span> </text:p>
          <text:p text:style-name="P22"><text:span text:style-name="T1">이 와야 한다</text:span><text:span text:style-name="T3">.</text:span><text:span text:style-name="T2"> </text:span></text:p>
        </text:list-item>
        <text:list-item>
          <text:p text:style-name="P18"><text:span text:style-name="T3">Inventory test</text:span> </text:p>
          <text:list>
            <text:list-item>
              <text:p text:style-name="P27"><text:span text:style-name="T3">Ansible ip –list-hosts</text:span> </text:p>
            </text:list-item>
          </text:list>
        </text:list-item>
        <text:list-item>
          <text:p text:style-name="P15"><text:span text:style-name="T1">장비가 여러대 일시 동적 인벤토리 사용</text:span> </text:p>
        </text:list-item>
        <text:list-item>
          <text:p text:style-name="P11"><text:span text:style-name="T3">Cfg </text:span><text:span text:style-name="T1">파일 참조 순서</text:span><text:span text:style-name="T4"> </text:span></text:p>
          <text:list>
            <text:list-item>
              <text:p text:style-name="P27"><text:span text:style-name="T3">$ANSIBLE_CONFIG</text:span> </text:p>
            </text:list-item>
            <text:list-item>
              <text:p text:style-name="P27"><text:span text:style-name="T3">./ansible.cfg</text:span> </text:p>
            </text:list-item>
            <text:list-item>
              <text:p text:style-name="P27"><text:span text:style-name="T3">$HOME/ansible.cfg</text:span> </text:p>
            </text:list-item>
            <text:list-item>
              <text:p text:style-name="P27"><text:span text:style-name="T3">/etc/ansible/ansible.cfg</text:span> </text:p>
            </text:list-item>
          </text:list>
        </text:list-item>
        <text:list-item>
          <text:p text:style-name="P18"><text:span text:style-name="T3">Ansible ad-hoc</text:span> </text:p>
          <text:list>
            <text:list-item>
              <text:p text:style-name="P30"><text:span text:style-name="T1">간단하고 신속한 작업을 원할때 사용</text:span> </text:p>
            </text:list-item>
            <text:list-item>
              <text:p text:style-name="P27"><text:span text:style-name="T3">Ex) ansible ad-hoc </text:span><text:s/></text:p>
            </text:list-item>
          </text:list>
        </text:list-item>
        <text:list-item>
          <text:p text:style-name="P11"><text:span text:style-name="T3">user</text:span><text:span text:style-name="T1">에 관한 래퍼런스를 알고 싶으면</text:span><text:span text:style-name="T4"> </text:span></text:p>
          <text:list>
            <text:list-item>
              <text:p text:style-name="P27"><text:span text:style-name="T3">Ansible-doc user</text:span> </text:p>
            </text:list-item>
          </text:list>
        </text:list-item>
        <text:list-item>
          <text:p text:style-name="P18"><text:span text:style-name="T3">-m setup</text:span> </text:p>
          <text:list>
            <text:list-item>
              <text:p text:style-name="P30"><text:span text:style-name="T1">장비 상태를 보여줌</text:span> </text:p>
            </text:list-item>
          </text:list>
        </text:list-item>
        <text:list-item>
          <text:p text:style-name="P11"><text:span text:style-name="T3">Yaml syntax--- # </text:span><text:span text:style-name="T1">생략 가능</text:span><text:span text:style-name="T4"> </text:span></text:p>
          <text:list>
            <text:list-item>
              <text:p text:style-name="P22"><text:span text:style-name="T1">확장자 </text:span><text:span text:style-name="T3">: yml/yaml</text:span><text:span text:style-name="T2"> </text:span></text:p>
            </text:list-item>
            <text:list-item>
              <text:p text:style-name="P27"><text:span text:style-name="T3">Ex)</text:span> </text:p>
            </text:list-item>
          </text:list>
        </text:list-item>
      </text:list>
      <text:p text:style-name="P8"><text:s text:c="8"/><text:span text:style-name="T3">- name: test</text:span><text:span text:style-name="T2"> </text:span></text:p>
      <text:p text:style-name="P25"><text:span text:style-name="T3">hosts: webservers</text:span> </text:p>
      <text:p text:style-name="P8"><text:s text:c="13"/><text:span text:style-name="T3">tasks:</text:span><text:span text:style-name="T2"> </text:span></text:p>
      <text:p text:style-name="P25"><text:soft-page-break/><text:span text:style-name="T3">- yum:</text:span> </text:p>
      <text:p text:style-name="P20"><text:s text:c="4"/><text:span text:style-name="T3">name: vsftpd</text:span><text:span text:style-name="T2"> </text:span></text:p>
      <text:p text:style-name="P20"><text:s text:c="4"/><text:span text:style-name="T3">state: present</text:span><text:span text:style-name="T2"> </text:span></text:p>
      <text:p text:style-name="P8"><text:span text:style-name="T3">... # </text:span><text:span text:style-name="T1">끝내기 생략 가능 잘 안씀</text:span><text:span text:style-name="T4"> </text:span></text:p>
      <text:list xml:id="list918613044" text:style-name="L5">
        <text:list-item>
          <text:p text:style-name="P16"><text:span text:style-name="T1">실행 방법</text:span> </text:p>
          <text:list>
            <text:list-item>
              <text:p text:style-name="P28"><text:span text:style-name="T3">Ansible-playbook test.yaml</text:span> </text:p>
            </text:list-item>
          </text:list>
        </text:list-item>
        <text:list-item>
          <text:p text:style-name="P12"><text:span text:style-name="T3">Yaml </text:span><text:span text:style-name="T1">편하게 편집하기 위한 방법</text:span><text:span text:style-name="T4"> </text:span></text:p>
          <text:list>
            <text:list-item>
              <text:p text:style-name="P23"><text:span text:style-name="T3">Home </text:span><text:span text:style-name="T1">에 </text:span><text:span text:style-name="T3">.Vimrc </text:span><text:span text:style-name="T1">만들기</text:span><text:span text:style-name="T4"> </text:span></text:p>
              <text:list>
                <text:list-item>
                  <text:p text:style-name="P38"><text:span text:style-name="T3">autocmd FileType yaml setlocal ts=2 sw=2 et autoindent</text:span> </text:p>
                </text:list-item>
              </text:list>
            </text:list-item>
          </text:list>
        </text:list-item>
        <text:list-item>
          <text:p text:style-name="P19"><text:span text:style-name="T3">Ansible-doc</text:span> </text:p>
          <text:list>
            <text:list-item>
              <text:p text:style-name="P23"><text:span text:style-name="T3">= </text:span><text:span text:style-name="T1">이면 무조건 사용해야 함</text:span><text:span text:style-name="T4"> </text:span></text:p>
            </text:list-item>
          </text:list>
        </text:list-item>
        <text:list-item>
          <text:p text:style-name="P19"><text:span text:style-name="T3">Ansible-playbook –syntax-check a.yaml</text:span> </text:p>
          <text:list>
            <text:list-item>
              <text:p text:style-name="P31"><text:span text:style-name="T1">문법 체크</text:span> </text:p>
            </text:list-item>
          </text:list>
        </text:list-item>
        <text:list-item>
          <text:p text:style-name="P19"><text:span text:style-name="T3">Debug</text:span> </text:p>
        </text:list-item>
      </text:list>
      <text:p text:style-name="P8"><text:s text:c="2"/><text:span text:style-name="T3">Msg: ?</text:span><text:span text:style-name="T2"> </text:span></text:p>
      <text:p text:style-name="P25"><text:span text:style-name="T3">Asdf</text:span> </text:p>
      <text:p text:style-name="P25"><text:span text:style-name="T3">Adfdafa</text:span> </text:p>
      <text:p text:style-name="P25"><text:span text:style-name="T3">Adsfasd;fk</text:span> </text:p>
      <text:p text:style-name="P20"><text:span text:style-name="T3">? <text:s/></text:span><text:span text:style-name="T1">위치 옵션</text:span><text:span text:style-name="T4"> </text:span></text:p>
      <text:list xml:id="list1329216244" text:style-name="L6">
        <text:list-item>
          <text:p text:style-name="P34"><text:span text:style-name="T3">| </text:span><text:span text:style-name="T1">줄빠꿈으로 처리</text:span><text:span text:style-name="T4"> </text:span></text:p>
        </text:list-item>
        <text:list-item>
          <text:p text:style-name="P34"><text:span text:style-name="T3">&gt; </text:span><text:span text:style-name="T1">한줄처리</text:span><text:span text:style-name="T4"> </text:span></text:p>
        </text:list-item>
      </text:list>
      <text:list xml:id="list4099381377" text:style-name="L7">
        <text:list-item>
          <text:p text:style-name="P17"><text:span text:style-name="T1">리스트 형식 및 딕션어리 형식</text:span> </text:p>
          <text:list>
            <text:list-item>
              <text:p text:style-name="P29"><text:span text:style-name="T3">- name: test</text:span> </text:p>
            </text:list-item>
          </text:list>
          <text:p text:style-name="P24"><text:s text:c="2"/><text:span text:style-name="T3">hosts:</text:span><text:span text:style-name="T2"> </text:span></text:p>
          <text:p text:style-name="P24"><text:s text:c="4"/><text:span text:style-name="T3">[server1.example.com, server2.example.com]</text:span><text:span text:style-name="T2"> </text:span></text:p>
          <text:p text:style-name="P24"><text:s text:c="2"/><text:span text:style-name="T3">tasks:</text:span><text:span text:style-name="T2"> </text:span></text:p>
          <text:p text:style-name="P24"><text:s text:c="2"/><text:span text:style-name="T3">- name: present httpd</text:span><text:span text:style-name="T2"> </text:span></text:p>
          <text:p text:style-name="P24"><text:s text:c="4"/><text:span text:style-name="T3">yum: {name: httpd, state: present}</text:span><text:span text:style-name="T2"> </text:span></text:p>
          <text:p text:style-name="P24"><text:s/></text:p>
        </text:list-item>
        <text:list-item>
          <text:p text:style-name="P13"><text:span text:style-name="T3">Fack </text:span><text:span text:style-name="T1">변수 수집 </text:span><text:span text:style-name="T3">- default</text:span><text:span text:style-name="T2"> </text:span></text:p>
        </text:list-item>
        <text:list-item>
          <text:p text:style-name="P13"><text:span text:style-name="T1">다중 </text:span><text:span text:style-name="T3">play</text:span><text:span text:style-name="T2"> </text:span></text:p>
          <text:list>
            <text:list-item>
              <text:p text:style-name="P24"><text:span text:style-name="T1">밑에 </text:span><text:span text:style-name="T3">hosts</text:span><text:span text:style-name="T1">를 적고 새로운 작업을 적어주면 된다</text:span><text:span text:style-name="T3">.</text:span><text:span text:style-name="T2"> </text:span></text:p>
            </text:list-item>
          </text:list>
        </text:list-item>
        <text:list-item>
          <text:p text:style-name="P17"><text:span text:style-name="T1">변수 사용</text:span> </text:p>
          <text:list>
            <text:list-item>
              <text:p text:style-name="P29"><text:span text:style-name="T3">{{}}</text:span> </text:p>
            </text:list-item>
            <text:list-item>
              <text:p text:style-name="P32"><text:span text:style-name="T1">선언 </text:span><text:s/></text:p>
              <text:list>
                <text:list-item>
                  <text:p text:style-name="P39"><text:span text:style-name="T3">Vars:</text:span> </text:p>
                </text:list-item>
              </text:list>
              <text:p text:style-name="P35"><text:s text:c="2"/><text:span text:style-name="T3">Service: httpd</text:span><text:span text:style-name="T2"> </text:span></text:p>
              <text:p text:style-name="P35"><text:s text:c="2"/><text:span text:style-name="T3">Service_port: 80</text:span><text:span text:style-name="T2"> </text:span></text:p>
              <text:p text:style-name="P35"><text:s/></text:p>
            </text:list-item>
            <text:list-item>
              <text:p text:style-name="P24"><text:span text:style-name="T3">{{}}</text:span><text:span text:style-name="T1">로 시작하면 </text:span><text:span text:style-name="T3">""</text:span><text:span text:style-name="T1">을 붙여야 함</text:span><text:span text:style-name="T4"> </text:span></text:p>
            </text:list-item>
            <text:list-item>
              <text:p text:style-name="P32"><text:span text:style-name="T1">파일로도 만들 수 있음</text:span> </text:p>
              <text:list>
                <text:list-item>
                  <text:p text:style-name="P39"><text:span text:style-name="T3">Vars_files:</text:span> </text:p>
                </text:list-item>
              </text:list>
              <text:p text:style-name="P39"><text:span text:style-name="T3">Vars/service.yml</text:span> </text:p>
            </text:list-item>
            <text:list-item>
              <text:p text:style-name="P24"><text:span text:style-name="T3">Inventory </text:span><text:span text:style-name="T1">등록</text:span><text:span text:style-name="T4"> </text:span></text:p>
              <text:list>
                <text:list-item>
                  <text:p text:style-name="P37"><text:soft-page-break/><text:span text:style-name="T1">권장 안함</text:span> </text:p>
                </text:list-item>
                <text:list-item>
                  <text:p text:style-name="P35"><text:span text:style-name="T3">Ip </text:span><text:span text:style-name="T1">뒤에 </text:span><text:span text:style-name="T3">user=hi</text:span><text:span text:style-name="T2"> </text:span></text:p>
                </text:list-item>
                <text:list-item>
                  <text:p text:style-name="P35"><text:span text:style-name="T3">Gourp </text:span><text:span text:style-name="T1">에 변수 지정할 경우</text:span><text:span text:style-name="T4"> </text:span></text:p>
                  <text:list>
                    <text:list-item>
                      <text:p text:style-name="P41"><text:span text:style-name="T3">[groupname:vars]</text:span> </text:p>
                    </text:list-item>
                  </text:list>
                  <text:p text:style-name="P41"><text:span text:style-name="T3">Username=asdf</text:span> </text:p>
                  <text:p text:style-name="P43"><text:s/></text:p>
                </text:list-item>
              </text:list>
            </text:list-item>
            <text:list-item text:start-value="40">
              <text:p text:style-name="P24"><text:span text:style-name="T3">Ansible </text:span><text:span text:style-name="T1">관련 자료</text:span><text:span text:style-name="T4"> </text:span></text:p>
              <text:list>
                <text:list-item>
                  <text:p text:style-name="P39"><text:span text:style-name="T3">Docs.Ansible.com</text:span> 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8:01:56.289042426</meta:creation-date>
    <dc:date>2020-06-04T18:04:56.064034649</dc:date>
    <meta:editing-duration>PT3M1S</meta:editing-duration>
    <meta:editing-cycles>1</meta:editing-cycles>
    <meta:document-statistic meta:table-count="0" meta:image-count="0" meta:object-count="0" meta:page-count="4" meta:paragraph-count="139" meta:word-count="992" meta:character-count="2757" meta:non-whitespace-character-count="2230"/>
    <meta:generator>LibreOffice/5.3.6.1$Linux_X86_64 LibreOffice_project/30$Build-1</meta:generator>
  </office:meta>
</office:document-meta>
</file>